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727cm"/>
    </style:style>
    <style:style style:name="ro1" style:family="table-row">
      <style:table-row-properties style:row-height="0.8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olenoid</text:p>
          </table:table-cell>
          <table:table-cell table:number-columns-repeated="2"/>
          <table:table-cell office:value-type="string" calcext:value-type="string">
            <text:p>Single Loo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p dia (cm)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e dia (mm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l length (cm)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m</text:p>
          </table:table-cell>
          <table:table-cell table:formula="of:=PI()*[.B3]/100" office:value-type="float" office:value="0.0942477796076938" calcext:value-type="float">
            <text:p>0.0942477796</text:p>
          </table:table-cell>
          <table:table-cell/>
          <table:table-cell table:formula="of:=PI()*[.D3]/100" office:value-type="float" office:value="4.39822971502571" calcext:value-type="float">
            <text:p>4.398229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e length</text:p>
          </table:table-cell>
          <table:table-cell table:formula="of:=SQRT([.B5]*[.B5]/10000+[.B6]*[.B2]*[.B6]*[.B2])" office:value-type="float" office:value="0.285558742903844" calcext:value-type="float">
            <text:p>0.2855587429</text:p>
          </table:table-cell>
          <table:table-cell/>
          <table:table-cell table:formula="of:=[.D6]" office:value-type="float" office:value="4.39822971502571" calcext:value-type="float">
            <text:p>4.398229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(in)</text:p>
          </table:table-cell>
          <table:table-cell table:formula="of:=[.B3]/2.54" office:value-type="float" office:value="1.18110236220472" calcext:value-type="float">
            <text:p>1.1811023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 (in)</text:p>
          </table:table-cell>
          <table:table-cell table:formula="of:=[.B5]/2.54" office:value-type="float" office:value="1.5748031496063" calcext:value-type="float">
            <text:p>1.57480314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x L (uH)</text:p>
          </table:table-cell>
          <table:table-cell table:formula="of:=[.B8]*[.B8]*[.B2]*[.B2]/(9*[.B8]+10*[.B9])" office:value-type="float" office:value="0.475966623575038" calcext:value-type="float">
            <text:p>0.4759666236</text:p>
          </table:table-cell>
          <table:table-cell/>
          <table:table-cell table:formula="of:=1.257*[.D3]/200*(LN(8*[.D3]/[.D4]*10)-2)" office:value-type="float" office:value="4.06128303155364" calcext:value-type="float">
            <text:p>4.0612830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/wire length</text:p>
          </table:table-cell>
          <table:table-cell table:formula="of:=[.B10]/[.B7]" office:value-type="float" office:value="1.66679058303359" calcext:value-type="float">
            <text:p>1.666790583</text:p>
          </table:table-cell>
          <table:table-cell/>
          <table:table-cell table:formula="of:=[.D10]/[.D7]" office:value-type="float" office:value="0.923390385381429" calcext:value-type="float">
            <text:p>0.923390385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q (MHz)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ance</text:p>
          </table:table-cell>
          <table:table-cell table:formula="of:=2*PI()*[.B13]*[.B10]" office:value-type="float" office:value="20.9341054716819" calcext:value-type="float">
            <text:p>20.9341054717</text:p>
          </table:table-cell>
          <table:table-cell/>
          <table:table-cell table:formula="of:=2*PI()*[.D13]*[.D10]" office:value-type="float" office:value="178.624557105089" calcext:value-type="float">
            <text:p>178.6245571051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/00/0000</text:date>, <text:time style:data-style-name="N2" text:time-value="0000-00-00T00:00:01.347732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03:46.070000000</meta:creation-date>
    <dc:date>2014-08-09T13:42:35.374000000</dc:date>
    <meta:editing-duration>PT1H1M8S</meta:editing-duration>
    <meta:editing-cycles>2</meta:editing-cycles>
    <meta:generator>LibreOffice/4.1.2.3$Windows_x86 LibreOffice_project/40b2d7fde7e8d2d7bc5a449dc65df4d08a7dd38</meta:generator>
    <meta:document-statistic meta:table-count="1" meta:cell-count="34" meta:object-count="0"/>
  </office:meta>
</office:document-meta>
</file>